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1f84a7" officeooo:paragraph-rsid="001f84a7"/>
    </style:style>
    <style:style style:name="P2" style:family="paragraph" style:parent-style-name="Text_20_body">
      <style:paragraph-properties fo:text-align="justify" style:justify-single-word="false"/>
      <style:text-properties officeooo:rsid="001f84a7" officeooo:paragraph-rsid="001f84a7"/>
    </style:style>
    <style:style style:name="P3" style:family="paragraph" style:parent-style-name="Standard">
      <style:text-properties officeooo:rsid="001fc99f" officeooo:paragraph-rsid="001fc99f"/>
    </style:style>
    <style:style style:name="P4" style:family="paragraph" style:parent-style-name="Text_20_body">
      <style:text-properties officeooo:rsid="001fc99f" officeooo:paragraph-rsid="001fc99f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text-properties officeooo:paragraph-rsid="00218057"/>
    </style:style>
    <style:style style:name="P7" style:family="paragraph" style:parent-style-name="Heading_20_1">
      <style:text-properties officeooo:paragraph-rsid="001f84a7"/>
    </style:style>
    <style:style style:name="P8" style:family="paragraph" style:parent-style-name="Heading_20_1">
      <style:paragraph-properties fo:text-align="start" style:justify-single-word="false"/>
    </style:style>
    <style:style style:name="T1" style:family="text">
      <style:text-properties officeooo:rsid="001f84a7"/>
    </style:style>
    <style:style style:name="T2" style:family="text">
      <style:text-properties officeooo:rsid="001fc99f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f84a7" fo:background-color="#ffff00" loext:char-shading-value="0"/>
    </style:style>
    <style:style style:name="T5" style:family="text">
      <style:text-properties officeooo:rsid="00218057" fo:background-color="#ffff00" loext:char-shading-value="0"/>
    </style:style>
    <style:style style:name="T6" style:family="text">
      <style:text-properties officeooo:rsid="0020f733"/>
    </style:style>
    <style:style style:name="T7" style:family="text">
      <style:text-properties officeooo:rsid="00218057"/>
    </style:style>
    <style:style style:name="T8" style:family="text">
      <style:text-properties fo:font-style="italic" fo:background-color="#ffff00" loext:char-shading-value="0" style:font-style-asian="italic" style:font-style-complex="italic"/>
    </style:style>
    <style:style style:name="T9" style:family="text">
      <style:text-properties fo:font-style="italic" officeooo:rsid="0020f733" fo:background-color="#ffff00" loext:char-shading-value="0" style:font-style-asian="italic" style:font-style-complex="italic"/>
    </style:style>
    <style:style style:name="T10" style:family="text">
      <style:text-properties fo:font-style="italic" officeooo:rsid="001f84a7" fo:background-color="#ffff00" loext:char-shading-value="0" style:font-style-asian="italic" style:font-style-complex="italic"/>
    </style:style>
    <style:style style:name="T11" style:family="text">
      <style:text-properties fo:font-style="italic" officeooo:rsid="00218057" fo:background-color="#ffff00" loext:char-shading-value="0" style:font-style-asian="italic" style:font-style-complex="italic"/>
    </style:style>
    <style:style style:name="T12" style:family="text">
      <style:text-properties fo:font-style="italic" officeooo:rsid="001fc99f" fo:background-color="#ffff00" loext:char-shading-value="0" style:font-style-asian="italic" style:font-style-complex="italic"/>
    </style:style>
    <style:style style:name="T13" style:family="text">
      <style:text-properties style:text-line-through-style="none" style:text-line-through-type="none" fo:font-style="italic" fo:text-shadow="1pt 1pt" style:text-underline-style="solid" style:text-underline-width="auto" style:text-underline-color="font-color" officeooo:rsid="001f84a7" fo:background-color="#ffff00" loext:char-shading-value="0" style:font-style-asian="italic" style:font-style-complex="italic"/>
    </style:style>
    <style:style style:name="T14" style:family="text">
      <style:text-properties style:text-line-through-style="none" style:text-line-through-type="none" fo:font-style="italic" fo:text-shadow="1pt 1pt" style:text-underline-style="solid" style:text-underline-width="auto" style:text-underline-color="font-color" officeooo:rsid="00218057" fo:background-color="#ffff00" loext:char-shading-value="0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span text:style-name="T13">Currículo </text:span><text:span text:style-name="T14">F</text:span><text:span text:style-name="T13">uturista</text:span></text:h>
      <text:p text:style-name="P5">Nome:<text:span text:style-name="T1">João Vitor das Neves Silva</text:span></text:p>
      <text:p text:style-name="P2"><text:span text:style-name="T6">E</text:span>ndereço:C<text:span text:style-name="T6">ó</text:span>r<text:span text:style-name="T2">re</text:span>go vermelho/Vale Verde Mg</text:p>
      <text:p text:style-name="P2"><text:span text:style-name="T6">T</text:span>elefone:3172291480</text:p>
      <text:p text:style-name="P1"><text:span text:style-name="T6">E</text:span>-mail:<text:a xlink:type="simple" xlink:href="mailto:manojotave@gmail.com" text:style-name="Internet_20_link" text:visited-style-name="Visited_20_Internet_20_Link">manojotave@gmail.com</text:a> </text:p>
      <text:p text:style-name="P1"><text:span text:style-name="T6">L</text:span>inkedin:</text:p>
      <text:p text:style-name="P1"><text:span text:style-name="T6">D</text:span>ata de nascimento:09/09/2009</text:p>
      <text:p text:style-name="P1"><text:span text:style-name="T6">I</text:span>dade:24</text:p>
      <text:h text:style-name="P8" text:outline-level="1"><text:s text:c="25"/><text:span text:style-name="T9">O</text:span><text:span text:style-name="T10">bjetivo </text:span><text:span text:style-name="T11">P</text:span><text:span text:style-name="T10">rofissional</text:span><text:span text:style-name="T4"> </text:span></text:h>
      <text:p text:style-name="Text_20_body">Ingressar no mercado de trabalho e aplicar meus conhecimentos acad<text:span text:style-name="T2">ê</text:span>micos é experiencias em:<text:span text:style-name="T1">futebol, contribuindo para o crescimento do clube enquanto evoluo profissional e pessoalmente.</text:span></text:p>
      <text:h text:style-name="Heading_20_1" text:outline-level="1"><text:s text:c="25"/><text:span text:style-name="T8"><text:s/></text:span><text:span text:style-name="T10">Formação </text:span><text:span text:style-name="T11">A</text:span><text:span text:style-name="T10">c</text:span><text:span text:style-name="T12">a</text:span><text:span text:style-name="T10">d</text:span><text:span text:style-name="T12">ê</text:span><text:span text:style-name="T10">m</text:span><text:span text:style-name="T12">i</text:span><text:span text:style-name="T10">c</text:span><text:span text:style-name="T12">a</text:span></text:h>
      <text:p text:style-name="P1">Bacharelado em:educação física </text:p>
      <text:p text:style-name="P1"><text:span text:style-name="T6">U</text:span>niversidade:ifmg</text:p>
      <text:p text:style-name="P1"><text:span text:style-name="T6">C</text:span>onclusão:2033</text:p>
      <text:p text:style-name="P1"><text:span text:style-name="T6">P</text:span>rincipal disciplina:esportes </text:p>
      <text:p text:style-name="P1"><text:span text:style-name="T6">P</text:span>rojeto realizado:criei uma escolinha de futsal</text:p>
      <text:p text:style-name="P1"><text:span text:style-name="T6">N</text:span>ome da escolinha:garotos do vila</text:p>
      <text:h text:style-name="P7" text:outline-level="1"><text:s text:c="31"/><text:span text:style-name="T8"><text:s/></text:span><text:span text:style-name="T9">C</text:span><text:span text:style-name="T10">urso </text:span><text:span text:style-name="T11">T</text:span><text:span text:style-name="T10">écnico </text:span></text:h>
      <text:p text:style-name="Text_20_body"><text:s text:c="2"/><text:span text:style-name="T1">Universidade:escola técnica de educação f</text:span><text:span text:style-name="T2">í</text:span><text:span text:style-name="T1">sica</text:span></text:p>
      <text:p text:style-name="P1"><text:span text:style-name="T6">A</text:span>no de conclusão:2029</text:p>
      <text:p text:style-name="P1"><text:span text:style-name="T6">P</text:span>rincipal disciplina:logica de programação </text:p>
      <text:p text:style-name="P1"><text:span text:style-name="T6">P</text:span>r<text:span text:style-name="T6">o</text:span>jeto:aulas técnicas na escola</text:p>
      <text:h text:style-name="Heading_20_1" text:outline-level="1"><text:s text:c="32"/><text:span text:style-name="T3"><text:s/></text:span><text:span text:style-name="T8"><text:s/></text:span><text:span text:style-name="T9">E</text:span><text:span text:style-name="T10">nsino </text:span><text:span text:style-name="T11">M</text:span><text:span text:style-name="T10">édio </text:span><text:span text:style-name="T3"><text:s/></text:span><text:s text:c="10"/></text:h>
      <text:p text:style-name="P1">Escola:Emília Cabral Mota </text:p>
      <text:p text:style-name="P1"><text:span text:style-name="T6">A</text:span>no de conclusão:2027</text:p>
      <text:p text:style-name="P1"><text:span text:style-name="T6">D</text:span>isciplina principal:Educação física, cultura corporal do movimento</text:p>
      <text:p text:style-name="P1"><text:soft-page-break/><text:span text:style-name="T6">P</text:span>rojeto:Incentivei a escola a cria um campeonato de futsal entre salas escolhendo os melhores jogadores de cada sala e com premiações</text:p>
      <text:h text:style-name="Heading_20_1" text:outline-level="1"><text:s text:c="27"/><text:span text:style-name="T9">E</text:span><text:span text:style-name="T10">xperiencia </text:span><text:span text:style-name="T11">P</text:span><text:span text:style-name="T10">rofissional</text:span></text:h>
      <text:p text:style-name="P1">Estagio de:jogador</text:p>
      <text:p text:style-name="P1"><text:span text:style-name="T6">E</text:span>mpresa:RPS</text:p>
      <text:p text:style-name="P1"><text:span text:style-name="T6">P</text:span>eríodo:2027 a 2029</text:p>
      <text:p text:style-name="P1"><text:span text:style-name="T6">A</text:span>prendizado principal:Como ser um bom defensor </text:p>
      <text:h text:style-name="Heading_20_1" text:outline-level="1"><text:s text:c="34"/><text:span text:style-name="T10">1º </text:span><text:span text:style-name="T11">E</text:span><text:span text:style-name="T10">mprego</text:span></text:h>
      <text:p text:style-name="P1">De:jogador </text:p>
      <text:p text:style-name="P1"><text:span text:style-name="T6">E</text:span>mpresa: RPS</text:p>
      <text:p text:style-name="P1"><text:span text:style-name="T6">P</text:span>eríodo:2030 a 2033</text:p>
      <text:p text:style-name="P6"><text:span text:style-name="T6">A</text:span><text:span text:style-name="T1">prendizado principal:Como jogar bem de zagueiro, lateral, meio campo, volante, ponta esquerda </text:span></text:p>
      <text:h text:style-name="Heading_20_1" text:outline-level="1"><text:s text:c="19"/><text:span text:style-name="T5">Qualificações e Competências</text:span><text:span text:style-name="T7"> </text:span></text:h>
      <text:p text:style-name="P3">Pacote office (certificação de segurança</text:p>
      <text:p text:style-name="P3"><text:span text:style-name="T6">I</text:span>nglês: Intermediário </text:p>
      <text:p text:style-name="P3"><text:span text:style-name="T6">C</text:span>omunicação forte e clara </text:p>
      <text:p text:style-name="P3"><text:span text:style-name="T6">R</text:span>aciocínio logico e criação de jogadas</text:p>
      <text:p text:style-name="P3"/>
      <text:h text:style-name="Heading_20_1" text:outline-level="1"><text:s text:c="34"/><text:span text:style-name="T8"><text:s/></text:span><text:span text:style-name="T9">C</text:span><text:span text:style-name="T12">ertificações </text:span></text:h>
      <text:p text:style-name="P4">Curso de excel profissional- América (2029)</text:p>
      <text:p text:style-name="P4"><text:span text:style-name="T6">I</text:span>ntrodução á programação com python -curso em Ipatinga (2030)</text:p>
      <text:p text:style-name="P4"><text:span text:style-name="T6">N</text:span>oções de gestão de projetos – senai (2031)</text:p>
      <text:h text:style-name="Heading_20_1" text:outline-level="1"><text:s text:c="24"/><text:span text:style-name="T3"><text:s/></text:span><text:span text:style-name="T8"><text:s text:c="2"/></text:span><text:span text:style-name="T9">I</text:span><text:span text:style-name="T12">nformações </text:span><text:span text:style-name="T11">A</text:span><text:span text:style-name="T12">dicionais</text:span></text:h>
      <text:p text:style-name="P4">Participação do campeonato mineiro em (2029) pelo RPS</text:p>
      <text:p text:style-name="P4"><text:span text:style-name="T6">C</text:span>ampeão do campeonato mineiro em (2028) pelo rps</text:p>
      <text:p text:style-name="P4">“<text:span text:style-name="T6">T</text:span>ransformei minhas dificuldades em motivação para crescer. Quero ser exemplo de superação e competência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0:45:38.615517598</meta:creation-date>
    <dc:title>Documento modelo</dc:title>
    <meta:editing-duration>PT1H40M47S</meta:editing-duration>
    <meta:editing-cycles>7</meta:editing-cycles>
    <meta:generator>LibreOffice/7.4.7.2$Linux_X86_64 LibreOffice_project/40$Build-2</meta:generator>
    <dc:date>2025-05-26T16:00:52.168872144</dc:date>
    <meta:document-statistic meta:table-count="0" meta:image-count="0" meta:object-count="0" meta:page-count="2" meta:paragraph-count="50" meta:word-count="227" meta:character-count="2077" meta:non-whitespace-character-count="1611"/>
    <meta:template xlink:type="simple" xlink:actuate="onRequest" xlink:title="Documento modelo" xlink:href="../../../Modelos/Documento%20modelo.ott" meta:date="2025-05-23T10:45:37.480341536"/>
  </office:meta>
</office:document-meta>
</file>